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127">
      <style:table-cell-properties style:rotation-align="none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5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4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4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4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4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4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4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4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5:30:52.068979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5:32:03.845488623</dc:date>
    <meta:generator>LibreOffice/5.0.5.2$Linux_X86_64 LibreOffice_project/00m0$Build-2</meta:generator>
    <meta:editing-duration>PT31M16S</meta:editing-duration>
    <meta:editing-cycles>79</meta:editing-cycles>
    <meta:document-statistic meta:table-count="1" meta:cell-count="1464" meta:object-count="0"/>
  </office:meta>
</office:document-meta>
</file>